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.508cm" fo:margin-right="0.529cm" fo:line-height="200%" fo:text-align="start" style:justify-single-word="false" fo:text-indent="0cm" style:auto-text-indent="false"/>
      <style:text-properties fo:font-size="14pt" officeooo:rsid="000fdeb4" officeooo:paragraph-rsid="000fdeb4" style:font-size-asian="14pt" style:font-size-complex="14pt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deb4" officeooo:paragraph-rsid="000fdeb4" style:font-size-asian="14pt" style:font-size-complex="14pt"/>
    </style:style>
    <style:style style:name="P4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4pt" style:font-size-complex="14pt"/>
    </style:style>
    <style:style style:name="P6" style:family="paragraph" style:parent-style-name="Standard" style:master-page-name="">
      <style:paragraph-properties fo:margin-left="0.508cm" fo:margin-right="0.529cm" fo:text-align="justify" style:justify-single-word="false" fo:text-indent="0cm" style:auto-text-indent="false" style:page-number="auto"/>
      <style:text-properties fo:font-size="14pt" officeooo:rsid="000fdeb4" officeooo:paragraph-rsid="000fdeb4" style:font-size-asian="14pt" style:font-size-complex="14pt"/>
    </style:style>
    <style:style style:name="P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fdeb4" officeooo:paragraph-rsid="000fdeb4" style:font-size-asian="14pt" style:font-size-complex="14pt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2" style:family="paragraph">
      <style:paragraph-properties fo:text-align="center">
        <style:tab-stops/>
      </style:paragraph-properties>
    </style:style>
    <style:style style:name="P13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4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1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1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1">№ </text:span><text:span text:style-name="T1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1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1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1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2">Х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3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8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9" svg:x1="3.109cm" svg:y1="27.567cm" svg:x2="3.111cm" svg:y2="29.046cm">
          <text:p/>
        </draw:line>
        <draw:line draw:style-name="gr2" draw:text-style-name="P9" svg:x1="2.122cm" svg:y1="27.556cm" svg:x2="20.383cm" svg:y2="27.556cm">
          <text:p/>
        </draw:line>
        <draw:line draw:style-name="gr2" draw:text-style-name="P9" svg:x1="4.108cm" svg:y1="27.567cm" svg:x2="4.11cm" svg:y2="29.046cm">
          <text:p/>
        </draw:line>
        <draw:line draw:style-name="gr2" draw:text-style-name="P9" svg:x1="6.607cm" svg:y1="27.567cm" svg:x2="6.609cm" svg:y2="29.046cm">
          <text:p/>
        </draw:line>
        <draw:line draw:style-name="gr2" draw:text-style-name="P9" svg:x1="8.105cm" svg:y1="27.581cm" svg:x2="8.107cm" svg:y2="29.046cm">
          <text:p/>
        </draw:line>
        <draw:line draw:style-name="gr2" draw:text-style-name="P9" svg:x1="9.107cm" svg:y1="27.567cm" svg:x2="9.109cm" svg:y2="29.032cm">
          <text:p/>
        </draw:line>
        <draw:line draw:style-name="gr2" draw:text-style-name="P9" svg:x1="19.401cm" svg:y1="27.567cm" svg:x2="19.405cm" svg:y2="29.046cm">
          <text:p/>
        </draw:line>
        <draw:line draw:style-name="gr3" draw:text-style-name="P9" svg:x1="2.122cm" svg:y1="28.053cm" svg:x2="9.091cm" svg:y2="28.055cm">
          <text:p/>
        </draw:line>
        <draw:line draw:style-name="gr2" draw:text-style-name="P9" svg:x1="2.122cm" svg:y1="28.558cm" svg:x2="9.091cm" svg:y2="28.558cm">
          <text:p/>
        </draw:line>
        <draw:line draw:style-name="gr3" draw:text-style-name="P9" svg:x1="19.412cm" svg:y1="28.06cm" svg:x2="20.39cm" svg:y2="28.06cm">
          <text:p/>
        </draw:line>
        <draw:frame draw:style-name="gr4" draw:text-style-name="P11" svg:width="0.913cm" svg:height="0.435cm" svg:x="2.159cm" svg:y="28.578cm">
          <draw:text-box>
            <text:p text:style-name="P10"><text:span text:style-name="T1">Изм.</text:span></text:p>
          </draw:text-box>
        </draw:frame>
        <draw:frame draw:style-name="gr4" draw:text-style-name="P11" svg:width="0.914cm" svg:height="0.435cm" svg:x="3.149cm" svg:y="28.578cm">
          <draw:text-box>
            <text:p text:style-name="P10"><text:span text:style-name="T1">Лист</text:span></text:p>
          </draw:text-box>
        </draw:frame>
        <draw:frame draw:style-name="gr4" draw:text-style-name="P11" svg:width="2.349cm" svg:height="0.435cm" svg:x="4.184cm" svg:y="28.578cm">
          <draw:text-box>
            <text:p text:style-name="P10"><text:span text:style-name="T1">№ </text:span><text:span text:style-name="T1">докум.</text:span></text:p>
          </draw:text-box>
        </draw:frame>
        <draw:frame draw:style-name="gr4" draw:text-style-name="P13" svg:width="1.405cm" svg:height="0.435cm" svg:x="6.664cm" svg:y="28.578cm">
          <draw:text-box>
            <text:p text:style-name="P12"><text:span text:style-name="T1">Подпись</text:span></text:p>
          </draw:text-box>
        </draw:frame>
        <draw:frame draw:style-name="gr4" draw:text-style-name="P11" svg:width="0.914cm" svg:height="0.435cm" svg:x="8.15cm" svg:y="28.578cm">
          <draw:text-box>
            <text:p text:style-name="P10"><text:span text:style-name="T1">Дата</text:span></text:p>
          </draw:text-box>
        </draw:frame>
        <draw:frame draw:style-name="gr4" draw:text-style-name="P11" svg:width="0.914cm" svg:height="0.436cm" svg:x="19.44cm" svg:y="27.606cm">
          <draw:text-box>
            <text:p text:style-name="P10"><text:span text:style-name="T1">Лист</text:span></text:p>
          </draw:text-box>
        </draw:frame>
        <draw:frame draw:style-name="gr4" draw:text-style-name="P11" svg:width="0.914cm" svg:height="0.599cm" svg:x="19.44cm" svg:y="28.257cm">
          <draw:text-box>
            <text:p text:style-name="P10"><text:span text:style-name="T2">Х</text:span></text:p>
          </draw:text-box>
        </draw:frame>
        <draw:frame draw:style-name="gr4" draw:text-style-name="P14" svg:width="10.125cm" svg:height="0.682cm" svg:x="9.194cm" svg:y="27.954cm">
          <draw:text-box>
            <text:p text:style-name="P10"><text:span text:style-name="T3">КП-АПИ(Ф)НГТУ-210201.65-(АВР09-1)-08-14</text:span></text:p>
          </draw:text-box>
        </draw:frame>
      </draw:g>
      <text:p text:style-name="P6"/>
      <text:p text:style-name="P2">2 <text:s/>Анализ технического задания</text:p>
      <text:p text:style-name="P3"><text:tab/>Анализ ТЗ производится с целью определения основных направлений создания конструкции и состоит в оценке степени важности множества взаимосвязанных факторов, оказывающих влияние на принятие решений.</text:p>
      <text:p text:style-name="P3">Для выбора направления проектирования блока необходимо, прежде всего, выделить главные требования к его конструкции. При проектировании следует стремиться к получению наилучших материальных показателей и характеристик надёжности.</text:p>
      <text:p text:style-name="P3"><text:tab/>Основываясь на жёстких требованиях к ремонтопригодности, следует выюрать соответствующий вид компоновочной схемы блока. Наиболее полно требованиям технического задания <text:s/>по ремонтопригодности отвечает разъёмный тип компоновки блока.<text:tab/></text:p>
      <text:p text:style-name="P3"><text:tab/>Для защиты от внешних воздействий печатные платы следует покрыть лаком. Элементы несущих конструкций должны обеспечить надёжное крепление печатных плат (ПП) с микросхемами, элементов электрической коммутации; минимальный вес при достаточной жёсткости; возможность максимального использования однотипных деталей и их взаимозаменяемость.</text:p>
      <text:p text:style-name="P3"><text:tab/>При разработке конструкции блока необходимо учитывать также наложенные в ТЗ массогабаритные ограничения. Вместе с тем, конструкция блока контроля параметров должна выдерживать без повреждений воздействие предельных температур при эксплуатации системы, а также быть стойкой к вибрационным воздействиям, которым она будет подвергаться в условиях своей эксплуатации и транспортирования. Для выполнения этих условий следует провести соответствующий тепловой расчёт и расчёт вибропрочности. Применяемые в конструкции блока материалы должны иметь наилучшие характеристики (по плотности, прочности и т.д.), обеспечивающие выполнение вышеизложенных требований. Кроме того, важнейшим фактором в настоящее время является стоимость материалов и радиоэлементов и их распространённость в производстве. <text:s/>Поэтому при разработке блока, по возможности, следует избегать дорогих и редких применяемых в производстве материалов. Элементная база,</text:p>
      <text:p text:style-name="P7"/>
      <text:p text:style-name="P3">применяемая в разрабатываемом блоке, должна обладать способностью к взаимозаменяемости, например, иметь как зарубежные, так и отечественные аналоги.<text:tab/></text:p>
      <text:p text:style-name="P3"><text:tab/>Для защиты от влияния внешних электрических и магнитных полей для блока целесообразно использовать металлический корпус от прототипа с необходимыми доработками с габаритными размерами, указанными в ТЗ.</text:p>
      <text:p text:style-name="P3"><text:tab/>Так как по электробезопасности блок относится к классу I, то изделие должно иметь по крайней мере одну рабочую изоляцию или элемент для заземления. </text:p>
      <text:p text:style-name="P3"><text:tab/>Блок должен быть пылезащищённым. Проникновение пыли не исключено полностью, однако пыль не должна проникать в количестве, достаточным для нарушения нормальной работы или снижения его безопасности. Вода, попадающая <text:s/>в виде брызг на блок, не должна оказывать вредного воздействия.</text:p>
      <text:p text:style-name="P3">Блок должен иметь привлекательный внешний вид и отвечать требованиям <text:s/>эргономики. При выборе пропорций корпуса желательно создать впечатление «минимальной массы», для чего он должен быть плоским. Чтобы избежать возникновения бликов, поверхность корпуса должна быть матовой. Цвет корпуса <text:s/>необходимо выбрать таким образом, чтобы он оказывал благоприятное воздействие на оператора. <text:s/>Надписи на корпусе должны быть хорошо видными, легко читаемыми и не стираемыми. Блок должен обеспечивать надёжное считывание информации <text:s/>при заданных в ТЗ условиях. Подсветка индикатора должна быть не слишком яркой, <text:s/>чтобы не воздействовать отрицательно на оператора.</text:p>
      <text:p text:style-name="P4"><text:tab/></text:p>
      <text:p text:style-name="P5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15T22:40:15.448000000</dc:date>
    <meta:editing-duration>PT25M26S</meta:editing-duration>
    <meta:editing-cycles>14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13" meta:word-count="413" meta:character-count="3381" meta:non-whitespace-character-count="2958"/>
  </office:meta>
</office:document-meta>
</file>